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2">
      <style:paragraph-properties fo:text-align="justify" style:justify-single-word="false"/>
    </style:style>
    <style:style style:name="P9" style:family="paragraph" style:parent-style-name="Standard" style:list-style-name="WW8Num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ÇÃO DOS CASOS DE USO – CONTROLE DE ESTOQUE</text:p>
      <text:p text:style-name="P1"/>
      <text:p text:style-name="P3">CS01 : <text:s/>Manter Fornecedor</text:p>
      <text:p text:style-name="P2"/>
      <text:p text:style-name="P1">Descrição Geral : O sistema permitirá o cadastro, alteração, exclusão ,pesquisa e consulta de fornecedores.</text:p>
      <text:p text:style-name="P1"/>
      <text:p text:style-name="P1">Atores : Gerente 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ornecedor deverá : ter sido cadastrado, alterado,excluído,pesquisar ou consultado.</text:p>
      <text:p text:style-name="P1"/>
      <text:p text:style-name="P1">Fluxo Básico : </text:p>
      <text:list xml:id="list40502447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Fornecedores”</text:p>
        </text:list-item>
        <text:list-item>
          <text:p text:style-name="P8">O sistema exibe a tela com os fornecedores já cadastrados e um botão “Novo Fornecedor”.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"/><text:span text:style-name="T1">A1</text:span> – Fluxo alternativo – Cadastrar Fornecedor</text:p>
      <text:p text:style-name="P1"><text:tab/>A1.1<text:tab/>O gerente clica no botão “Novo Fornecedor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"/></text:p>
      <text:p text:style-name="P1"/>
      <text:p text:style-name="P1"><text:span text:style-name="T1">A2</text:span> – Fluxo alternativo – <text:s/>Pesquisar Fornecedor</text:p>
      <text:p text:style-name="P1"><text:tab/>A1.1<text:tab/>O gerente insere o nome ou código do fornecedor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Fornecedor</text:p>
      <text:p text:style-name="P1"><text:tab/>A3.1<text:tab/>O gerente seleciona o fornecedor cadastrado</text:p>
      <text:p text:style-name="P1"><text:tab/>A3.2<text:tab/>O gerente clica no ícone de “Informação”</text:p>
      <text:p text:style-name="P1"><text:tab/>A3.3<text:tab/>O sistema apresenta uma tela com informações do fornecedor</text:p>
      <text:p text:style-name="P1"/>
      <text:p text:style-name="P1"><text:span text:style-name="T1">A4</text:span> – Fluxo alternativo – Excluir Fornecedor</text:p>
      <text:p text:style-name="P1"><text:tab/>A4.1<text:tab/>O gerente seleciona o fornecedor cadastrado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oft-page-break/><text:span text:style-name="T1">A5</text:span> – Fluxo alternativo – Alterar Fornecedor</text:p>
      <text:p text:style-name="P4"><text:tab/>A5.1<text:tab/>O gerente seleciona o fornecedor cadastrado</text:p>
      <text:p text:style-name="P1"><text:tab/>A5.2<text:tab/>O gerente clica no ícone de “Alterar”</text:p>
      <text:p text:style-name="P1"><text:tab/>A5.3<text:tab/>O sistema apresenta uma tela para alteração do fornecedor</text:p>
      <text:p text:style-name="P1"><text:tab/>A5.4<text:tab/>O gerente preenche e clica no botão “Salvar”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>E3 – O fornecedor pesquisado não esta cadastrado</text:p>
      <text:p text:style-name="P1"><text:tab/>E3.1 – O sistema apresenta uma mensagem “Não há fornecedores com esse <text:tab/>nome/código”</text:p>
      <text:p text:style-name="P1"/>
      <text:p text:style-name="P3">CS02 : <text:s/>Manter Transportadora</text:p>
      <text:p text:style-name="P2"/>
      <text:p text:style-name="P1">Descrição Geral : O sistema permitirá o cadastro, alteração, exclusão ,pesquisa e consulta de transportadora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transportadora deverá : ter sido cadastrado, alterado,excluído,pesquisado ou consultado.</text:p>
      <text:p text:style-name="P1"/>
      <text:p text:style-name="P1">Fluxo Básico : </text:p>
      <text:list xml:id="list40755110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Transportadoras”</text:p>
        </text:list-item>
        <text:list-item>
          <text:p text:style-name="P8">O sistema exibe a tela de “Transportadoras”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1"/><text:span text:style-name="T1">A1</text:span> – Fluxo alternativo – Cadastrar Transportadora</text:p>
      <text:p text:style-name="P1"><text:tab/>A1.1<text:tab/>O gerente clica no botão “Nova Transportadora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soft-page-break/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1"/></text:p>
      <text:p text:style-name="P1"/>
      <text:p text:style-name="P1"><text:span text:style-name="T1">A2</text:span> – Fluxo alternativo – <text:s/>Pesquisar Transportadora</text:p>
      <text:p text:style-name="P1"><text:tab/>A1.1<text:tab/>O gerente insere o nome ou código do fornecedor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Transportadora</text:p>
      <text:p text:style-name="P1"><text:tab/>A3.1<text:tab/>O gerente seleciona a transportadora cadastrada</text:p>
      <text:p text:style-name="P1"><text:tab/>A3.2<text:tab/>O gerente clica no ícone de “Informação”</text:p>
      <text:p text:style-name="P1"><text:tab/>A3.3<text:tab/>O sistema apresenta uma tela com informações da transportadora</text:p>
      <text:p text:style-name="P1"/>
      <text:p text:style-name="P1"><text:span text:style-name="T1">A4</text:span> – Fluxo alternativo – Excluir Transportadora</text:p>
      <text:p text:style-name="P1"><text:tab/>A4.1<text:tab/>O gerente seleciona a transportadora cadastrada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Transportadora</text:p>
      <text:p text:style-name="P4"><text:tab/>A5.1<text:tab/>O gerente seleciona a transportadora cadastrada</text:p>
      <text:p text:style-name="P1"><text:tab/>A5.2<text:tab/>O gerente clica no ícone de “Alterar”</text:p>
      <text:p text:style-name="P1"><text:tab/>A5.3<text:tab/>O sistema apresenta uma tela para alteração da transportadora</text:p>
      <text:p text:style-name="P1"><text:tab/>A5.4<text:tab/>O gerente preenche e clica no botão “Salvar”</text:p>
      <text:p text:style-name="P1"/>
      <text:p text:style-name="P1"/>
      <text:p text:style-name="P1">Exceções : </text:p>
      <text:p text:style-name="P1"/>
      <text:p text:style-name="P1">E1 – O ator preencheu o CEP erroneamente</text:p>
      <text:p text:style-name="P1"><text:tab/>E1.1 – O sistema apresenta mensagem de erro “CEP inválido”</text:p>
      <text:p text:style-name="P1"><text:tab/>E1.2 – O sistema aponta para o campo CEP aguardando o preenchimento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3 : <text:s/>Manter Funcionário</text:p>
      <text:p text:style-name="P2"/>
      <text:p text:style-name="P1">Descrição Geral : O sistema permitirá o cadastro, alteração, exclusão ,pesquisa e consulta de funcionário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uncionário deverá : ter sido cadastrado, alterado,excluído,pesquisar ou consultado.</text:p>
      <text:p text:style-name="P1"/>
      <text:p text:style-name="P1">Fluxo Básico : </text:p>
      <text:list xml:id="list40784400" text:continue-numbering="true" text:style-name="WW8Num2">
        <text:list-item>
          <text:p text:style-name="P8"><text:soft-page-break/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Funcionários”</text:p>
        </text:list-item>
        <text:list-item>
          <text:p text:style-name="P8">O sistema exibe a tela de “Funcionários”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"/><text:span text:style-name="T1">A1</text:span> – Fluxo alternativo – Cadastrar Funcionário</text:p>
      <text:p text:style-name="P1"><text:tab/>A1.1<text:tab/>O gerente clica no botão “Novo Funcionário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"/></text:p>
      <text:p text:style-name="P1"/>
      <text:p text:style-name="P1"><text:span text:style-name="T1">A2</text:span> – Fluxo alternativo – <text:s/>Pesquisar Funcionário</text:p>
      <text:p text:style-name="P1"><text:tab/>A1.1<text:tab/>O gerente insere o nome ou código do funcionário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Funcionário</text:p>
      <text:p text:style-name="P1"><text:tab/>A3.1<text:tab/>O gerente seleciona o funcionário cadastrado</text:p>
      <text:p text:style-name="P1"><text:tab/>A3.2<text:tab/>O gerente clica no ícone de “Informação”</text:p>
      <text:p text:style-name="P1"><text:tab/>A3.3<text:tab/>O sistema apresenta uma tela com informações do funcionário</text:p>
      <text:p text:style-name="P1"/>
      <text:p text:style-name="P1"><text:span text:style-name="T1">A4</text:span> – Fluxo alternativo – Excluir Funcionário</text:p>
      <text:p text:style-name="P1"><text:tab/>A4.1<text:tab/>O gerente seleciona o funcionário cadastrado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Funcionário</text:p>
      <text:p text:style-name="P4"><text:tab/>A5.1<text:tab/>O gerente seleciona o funcionário cadastrado</text:p>
      <text:p text:style-name="P1"><text:tab/>A5.2<text:tab/>O gerente clica no ícone de “Alterar”</text:p>
      <text:p text:style-name="P1"><text:tab/>A5.3<text:tab/>O sistema apresenta uma tela para alteração do funcionário</text:p>
      <text:p text:style-name="P1"><text:tab/>A5.4<text:tab/>O gerente preenche e clica no botão “Salvar”</text:p>
      <text:p text:style-name="P1"/>
      <text:p text:style-name="P1"/>
      <text:p text:style-name="P1">Exceções : </text:p>
      <text:p text:style-name="P1"/>
      <text:p text:style-name="P1">E1 – O ator não inseriu o CPF</text:p>
      <text:p text:style-name="P1"><text:tab/>E1.1 – O sistema apresenta uma mensagem de alerta “Preencher CPF!!!”</text:p>
      <text:p text:style-name="P1"><text:tab/>E1.2 – O sistema aponta para o campo CPF aguardando o preenchimento</text:p>
      <text:p text:style-name="P1"/>
      <text:p text:style-name="P1">E2 – O ator preencheu o RG erroneamente</text:p>
      <text:p text:style-name="P1"><text:tab/>E2.1 – O sistema apresenta mensagem de erro “RG inválido”</text:p>
      <text:p text:style-name="P1"><text:tab/>E2.2 – O sistema aponta para o campo RG aguardando o preenchimento</text:p>
      <text:p text:style-name="P1"><text:soft-page-break/></text:p>
      <text:p text:style-name="P1"/>
      <text:p text:style-name="P1"/>
      <text:p text:style-name="P3">CS04 : Emitir Relatório</text:p>
      <text:p text:style-name="P2"/>
      <text:p text:style-name="P1">Descrição Geral : O sistema permitirá o emitir relatórios de entrada/saída</text:p>
      <text:p text:style-name="P1"/>
      <text:p text:style-name="P1">Atores : Gerente</text:p>
      <text:p text:style-name="P1"/>
      <text:p text:style-name="P1">Pré-Condições : O ator deverá possuir login e senha de acesso autenticados pelo sistema, deverá existir compras/vendas registradas.</text:p>
      <text:p text:style-name="P1"/>
      <text:p text:style-name="P1">Pós-Condições : Após a execução desse caso de uso um relatório deverá : ter sido emitido.</text:p>
      <text:p text:style-name="P1"/>
      <text:p text:style-name="P1">Fluxo Básico : </text:p>
      <text:list xml:id="list40785993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s ou Vendas”</text:p>
        </text:list-item>
        <text:list-item>
          <text:p text:style-name="P8">O sistema exibe a tela de <text:s/>“Compras ou Vendas”, com as compras ou <text:s/>vendas cadastradas</text:p>
        </text:list-item>
        <text:list-item>
          <text:p text:style-name="P8">O gerente clica no botão Emitir Relatório</text:p>
        </text:list-item>
        <text:list-item>
          <text:p text:style-name="P8">O gerente seleciona as compras/vendas desejadas e clica em gerar</text:p>
        </text:list-item>
        <text:list-item>
          <text:p text:style-name="P8">O caso de uso é finalizado</text:p>
        </text:list-item>
      </text:list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/>
      <text:p text:style-name="P3">CS05 : <text:s/>Manter Compra</text:p>
      <text:p text:style-name="P2"/>
      <text:p text:style-name="P1">Descrição Geral : O sistema permitirá o cadastro, alteração, exclusão ,pesquisa e consulta de compras.</text:p>
      <text:p text:style-name="P1"/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compra deverá : ter sido cadastrado, alterado,excluído,pesquisado ou consultado.</text:p>
      <text:p text:style-name="P1"/>
      <text:p text:style-name="P1">Fluxo Básico : </text:p>
      <text:list xml:id="list40776057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s”</text:p>
        </text:list-item>
        <text:list-item>
          <text:p text:style-name="P8">O sistema exibe a tela de “Compras”</text:p>
        </text:list-item>
        <text:list-item>
          <text:p text:style-name="P8">O administrador seleciona a opção desejada <text:span text:style-name="T2">[A1][A2][A3][A4]</text:span><text:span text:style-name="T2">[A5]</text:span></text:p>
        </text:list-item>
        <text:list-item>
          <text:p text:style-name="P8"><text:soft-page-break/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"/><text:span text:style-name="T1">A1</text:span> – Fluxo alternativo – Cadastrar Compra</text:p>
      <text:p text:style-name="P1"><text:tab/>A1.1<text:tab/>O gerente clica no botão “Nova Compra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"/></text:p>
      <text:p text:style-name="P1"/>
      <text:p text:style-name="P1"><text:span text:style-name="T1">A2</text:span> – Fluxo alternativo – <text:s/>Pesquisar Compra</text:p>
      <text:p text:style-name="P1"><text:tab/>A1.1<text:tab/>O gerente insere o nome ou código da compr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Compra</text:p>
      <text:p text:style-name="P1"><text:tab/>A3.1<text:tab/>O gerente seleciona a compra cadastrada</text:p>
      <text:p text:style-name="P1"><text:tab/>A3.2<text:tab/>O gerente clica no ícone de “Informação”</text:p>
      <text:p text:style-name="P1"><text:tab/>A3.3<text:tab/>O sistema apresenta uma tela com informações da compra</text:p>
      <text:p text:style-name="P1"/>
      <text:p text:style-name="P1"><text:span text:style-name="T1">A4</text:span> – Fluxo alternativo – Excluir Compra</text:p>
      <text:p text:style-name="P1"><text:tab/>A4.1<text:tab/>O gerente seleciona a compra cadastrada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Funcionário</text:p>
      <text:p text:style-name="P4"><text:tab/>A5.1<text:tab/>O gerente seleciona a compra cadastrada</text:p>
      <text:p text:style-name="P1"><text:tab/>A5.2<text:tab/>O gerente clica no ícone de “Alterar”</text:p>
      <text:p text:style-name="P1"><text:tab/>A5.3<text:tab/>O sistema apresenta uma tela para alteração da compra</text:p>
      <text:p text:style-name="P1"><text:tab/>A5.4<text:tab/>O gerente preenche e clica no botão “Salvar”</text:p>
      <text:p text:style-name="P1"/>
      <text:p text:style-name="P1">Exceções : </text:p>
      <text:p text:style-name="P1"/>
      <text:p text:style-name="P1">E1 – O ator não encontra o produto comprado</text:p>
      <text:p text:style-name="P1"><text:tab/>E1.1 – O gerente deve executar o CSXX AXX para cadastrar o produto</text:p>
      <text:p text:style-name="P1"><text:tab/>E1.2 – O gerente retorna ao fluxo A1.</text:p>
      <text:p text:style-name="P1"/>
      <text:p text:style-name="P1">E2 – O ator alterou o valor da compra preenchendo valor negativo</text:p>
      <text:p text:style-name="P1"><text:tab/>E2.1 – O sistema apresenta mensagem de erro “Valor inválido”</text:p>
      <text:p text:style-name="P1"><text:tab/>E2.2 – O sistema aponta para o campo “Valor total” aguardando o preenchimento</text:p>
      <text:p text:style-name="P1"/>
      <text:p text:style-name="P3">CS06: <text:s/>Calcular Valor Compra</text:p>
      <text:p text:style-name="P2"/>
      <text:p text:style-name="P1">Descrição Geral : O sistema permitirá o calcular o valor total de uma compra</text:p>
      <text:p text:style-name="P1">Atores : Gerente de compras</text:p>
      <text:p text:style-name="P1"><text:soft-page-break/></text:p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4076898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”</text:p>
        </text:list-item>
        <text:list-item>
          <text:p text:style-name="P8">O sistema exibe a tela de “Compra”</text:p>
        </text:list-item>
        <text:list-item>
          <text:p text:style-name="P9">O gerente executa o CS05 fluxo A1.1 à A1.3</text:p>
        </text:list-item>
        <text:list-item>
          <text:p text:style-name="P8">O sistema calcula automaticamente o valor conforme os produtos <text:tab/>selecionados</text:p>
        </text:list-item>
        <text:list-item>
          <text:p text:style-name="P8">O sistema apresenta o valor total no campo “Valor Total”</text:p>
        </text:list-item>
        <text:list-item>
          <text:p text:style-name="P8">O caso de uso é finalizado</text:p>
        </text:list-item>
      </text:list>
      <text:p text:style-name="P1"/>
      <text:p text:style-name="P1"><text:bookmark-start text:name="__DdeLink__780_575697699"/><text:bookmark-start text:name="__DdeLink__791_575697699"/>Exceções : </text:p>
      <text:p text:style-name="P1"/>
      <text:p text:style-name="P1">E1 – O valor do produto esta negativo</text:p>
      <text:p text:style-name="P1"><text:tab/>E1.1 – O gerente executa o CSXX e fluxo AXX para alterar o produto</text:p>
      <text:p text:style-name="P1"><text:tab/>E1.2 – O gerente volta ao registro da compra confirmando o mesmo</text:p>
      <text:p text:style-name="P1"><text:bookmark-end text:name="__DdeLink__780_575697699"/><text:bookmark-end text:name="__DdeLink__791_575697699"/></text:p>
      <text:p text:style-name="P1"/>
      <text:p text:style-name="P3"><text:bookmark-start text:name="__DdeLink__782_575697699"/>CS07: <text:s/>Calcular Peso</text:p>
      <text:p text:style-name="P2"/>
      <text:p text:style-name="P1">Descrição Geral : O sistema permitirá o calcular o peso total de compra/venda</text:p>
      <text:p text:style-name="P1">Atores : Gerente de compras e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peso total de compra/venda deverá : ter sido calculado.</text:p>
      <text:p text:style-name="P1"/>
      <text:p text:style-name="P1">Fluxo Básico : </text:p>
      <text:list xml:id="list40779431" text:continue-numbering="true" text:style-name="WW8Num2">
        <text:list-item>
          <text:p text:style-name="P8">Ator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ator clica no botão <text:bookmark-start text:name="__DdeLink__784_575697699"/>“Manter Compra ou Manter Venda”<text:bookmark-end text:name="__DdeLink__784_575697699"/></text:p>
        </text:list-item>
        <text:list-item>
          <text:p text:style-name="P8">O sistema exibe a tela de “Manter Compra ou Manter Venda”</text:p>
        </text:list-item>
        <text:list-item>
          <text:p text:style-name="P8">O ator<text:tab/> seleciona a opção desejada <text:span text:style-name="T2">[A1]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Peso Total <text:s/>Compra</text:p>
      <text:p text:style-name="P1"><text:tab/>A1.1<text:tab/>O gerente executa o CS05 fluxo A1.1 à A1.3</text:p>
      <text:p text:style-name="P1"><text:tab/>A1.2<text:tab/>O sistema calcula automaticamenteo valor do peso da compra</text:p>
      <text:p text:style-name="P1"><text:tab/>A1.3<text:tab/>O sistema apresenta o valor do peso no campo “Peso”</text:p>
      <text:p text:style-name="P1"/>
      <text:p text:style-name="P1"><text:span text:style-name="T1">A</text:span><text:span text:style-name="T1">2</text:span> – Fluxo alternativo – Calcular Peso Total <text:s/>Venda</text:p>
      <text:p text:style-name="P1"><text:tab/>A1.1<text:tab/>O gerente executa o CSXX fluxo AXX à AXX</text:p>
      <text:p text:style-name="P1"><text:soft-page-break/><text:tab/>A1.2<text:tab/>O sistema calcula automaticamenteo valor do peso da compra</text:p>
      <text:p text:style-name="P1"><text:tab/>A1.3<text:tab/>O sistema apresenta o valor do peso no campo “Peso”</text:p>
      <text:p text:style-name="P1"/>
      <text:p text:style-name="P1"><text:bookmark-end text:name="__DdeLink__782_575697699"/></text:p>
      <text:p text:style-name="P3">CS08: <text:s/>Atualizar Quantidade Produto</text:p>
      <text:p text:style-name="P2"/>
      <text:p text:style-name="P1">Descrição Geral : O sistema permitirá controlar a quantidade de produto no estoque</text:p>
      <text:p text:style-name="P1">Atores : Gerente de compras e Vendedor</text:p>
      <text:p text:style-name="P1"/>
      <text:p text:style-name="P1">Pré-Condições : O ator deverá possuir login e senha de acesso autenticados pelo sistema e produtos devem estar cadastrados no estoque. </text:p>
      <text:p text:style-name="P1"/>
      <text:p text:style-name="P1">Pós-Condições : Após a execução desse caso de uso a quantidade de produtos no estoque deve ser atualizada.</text:p>
      <text:p text:style-name="P1"/>
      <text:p text:style-name="P1">Fluxo Básico : </text:p>
      <text:list xml:id="list40767866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 ou Manter Venda”</text:p>
        </text:list-item>
        <text:list-item>
          <text:p text:style-name="P8">O sistema exibe a tela de “Manter Compra ou Manter Venda”</text:p>
        </text:list-item>
        <text:list-item>
          <text:p text:style-name="P8">O administrador seleciona a opção desejada <text:span text:style-name="T2">[A1]</text:span><text:span text:style-name="T2">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Atualizar produto em caso de venda</text:p>
      <text:p text:style-name="P1"><text:tab/>A1.1<text:tab/>O gerente executa o CSXX fluxo AXX.</text:p>
      <text:p text:style-name="P1"><text:tab/>A1.2<text:tab/>O sistema atualiza automaticamente o estoque, diminuindo a quantidade <text:tab/><text:tab/>de produtos conforme a venda realizada.</text:p>
      <text:p text:style-name="P1"/>
      <text:p text:style-name="P1"><text:span text:style-name="T1">A</text:span><text:span text:style-name="T1">2</text:span> – Fluxo alternativo – Atualizar produto em caso de compra</text:p>
      <text:p text:style-name="P1"><text:tab/>A1.1<text:tab/>O gerente executa o CS05 fluxo A.1</text:p>
      <text:p text:style-name="P1"><text:tab/>A1.2<text:tab/>O sistema atualiza automaticamente o estoque, aumentando a quantidade <text:tab/><text:tab/>de produtos conforme a compra realizada.</text:p>
      <text:p text:style-name="P1"/>
      <text:p text:style-name="P1"><text:bookmark-start text:name="__DdeLink__780_5756976991"/>Exceções : </text:p>
      <text:p text:style-name="P1"/>
      <text:p text:style-name="P1">E1 – Na venda/compra realizada não teve inclusão de produtos</text:p>
      <text:p text:style-name="P1"><text:tab/>E1.1 – O sistema apresenta mensagem “Venda sem produtos!!!”</text:p>
      <text:p text:style-name="P1"><text:tab/>E1.2 – O sistema retorna a página inicial</text:p>
      <text:p text:style-name="P1"/>
      <text:p text:style-name="P3">CS09: <text:s/>Manter Venda</text:p>
      <text:p text:style-name="P2"/>
      <text:p text:style-name="P1">Descrição Geral : O sistema permitirá cadastrar/consultar/excluir/pesquisar e alterar uma venda.</text:p>
      <text:p text:style-name="P1">Atores : Vendedor</text:p>
      <text:p text:style-name="P1"/>
      <text:p text:style-name="P1">Pré-Condições : O ator deverá possuir login e senha de acesso autenticados pelo sistema e produtos devem estar cadastrados no estoque. </text:p>
      <text:p text:style-name="P1"/>
      <text:p text:style-name="P1"><text:soft-page-break/>Pós-Condições : Após a execução desse caso de uso o sistema deve : cadastrar/consultar/excluir/pesquisar ou alterar uma venda.</text:p>
      <text:p text:style-name="P1"/>
      <text:p text:style-name="P1">Fluxo Básico : </text:p>
      <text:list xml:id="list40764543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vendedor</text:p>
        </text:list-item>
        <text:list-item>
          <text:p text:style-name="P8">O vendedor clica no botão “Vendas”</text:p>
        </text:list-item>
        <text:list-item>
          <text:p text:style-name="P8">O sistema exibe a tela de “Vendas”</text:p>
        </text:list-item>
        <text:list-item>
          <text:p text:style-name="P8">O vendedor seleciona a opção desejada <text:span text:style-name="T2">[A1][A</text:span><text:span text:style-name="T2">2</text:span><text:span text:style-name="T2">][A</text:span><text:span text:style-name="T2">3</text:span><text:span text:style-name="T2">][A</text:span><text:span text:style-name="T2">4</text:span><text:span text:style-name="T2">][A</text:span><text:span text:style-name="T2">5</text:span><text:span text:style-name="T2">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1"/><text:span text:style-name="T1">A1</text:span> – Fluxo alternativo – Cadastrar Venda</text:p>
      <text:p text:style-name="P1"><text:tab/>A1.1<text:tab/>O vendedor clica no botão “Nova Venda”.</text:p>
      <text:p text:style-name="P1"><text:tab/>A1.2<text:tab/>O sistema apresenta formulário para preenchimento de dados.</text:p>
      <text:p text:style-name="P1"><text:tab/>A1.3 <text:tab/>O vendedor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1"/></text:p>
      <text:p text:style-name="P1"/>
      <text:p text:style-name="P1"><text:span text:style-name="T1">A2</text:span> – Fluxo alternativo – <text:s/>Pesquisar Venda</text:p>
      <text:p text:style-name="P1"><text:tab/>A1.1<text:tab/>O vendedor insere o nome ou código da vend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Venda</text:p>
      <text:p text:style-name="P1"><text:tab/>A3.1<text:tab/>O vendedor seleciona a venda cadastrada</text:p>
      <text:p text:style-name="P1"><text:tab/>A3.2<text:tab/>O vendedor clica no ícone de “Informação”</text:p>
      <text:p text:style-name="P1"><text:tab/>A3.3<text:tab/>O sistema apresenta uma tela com informações da venda</text:p>
      <text:p text:style-name="P1"/>
      <text:p text:style-name="P1"><text:span text:style-name="T1">A4</text:span> – Fluxo alternativo – Excluir Venda</text:p>
      <text:p text:style-name="P1"><text:tab/>A4.1<text:tab/>O vendedor seleciona a venda cadastrada</text:p>
      <text:p text:style-name="P1"><text:tab/>A4.2<text:tab/>O vendedor clica no ícone de “Excluir”</text:p>
      <text:p text:style-name="P1"><text:tab/>A4.3<text:tab/>O sistema apresenta uma mensagem de confirmação</text:p>
      <text:p text:style-name="P1"><text:tab/>A4.4<text:tab/>O vendedor confirma a exclusão</text:p>
      <text:p text:style-name="P5"/>
      <text:p text:style-name="P4"><text:span text:style-name="T1">A5</text:span> – Fluxo alternativo – Alterar Venda</text:p>
      <text:p text:style-name="P4"><text:tab/>A5.1<text:tab/>O vendedor seleciona a venda cadastrada</text:p>
      <text:p text:style-name="P1"><text:tab/>A5.2<text:tab/>O vendedor clica no ícone de “Alterar”</text:p>
      <text:p text:style-name="P1"><text:tab/>A5.3<text:tab/>O sistema apresenta uma tela para alteração da venda</text:p>
      <text:p text:style-name="P1"><text:tab/>A5.4<text:tab/>O vendedor preenche e clica no botão “Salvar”</text:p>
      <text:p text:style-name="P1"/>
      <text:p text:style-name="P1">Exceções : </text:p>
      <text:p text:style-name="P1"/>
      <text:p text:style-name="P1">E1 – O ator não encontra o produto vendido</text:p>
      <text:p text:style-name="P1"><text:tab/>E1.1 – O vendedor deve executar o CSXX AXX para cadastrar o produto</text:p>
      <text:p text:style-name="P1"><text:tab/>E1.2 – O vendedor retorna ao fluxo A1</text:p>
      <text:p text:style-name="P1"/>
      <text:p text:style-name="P1"><text:soft-page-break/>E2 - <text:s/>O ator não consegue logar no sistema</text:p>
      <text:p text:style-name="P1"><text:tab/>E1.1 – O vendedor deve executar o CS03 A5 para cadastrar o alterar o <text:tab/>funcionário</text:p>
      <text:p text:style-name="P1"><text:tab/>E1.2 – O vendedor retorna ao fluxo A1.</text:p>
      <text:p text:style-name="P1"/>
      <text:p text:style-name="P1"><text:bookmark-end text:name="__DdeLink__780_5756976991"/></text:p>
      <text:p text:style-name="P3">CS09: <text:s/>Manter Loja</text:p>
      <text:p text:style-name="P2"/>
      <text:p text:style-name="P1">Descrição Geral : O sistema permitirá cadastrar/consultar/excluir/pesquisar e alterar uma loja.</text:p>
      <text:p text:style-name="P1">Atores : Vendedor</text:p>
      <text:p text:style-name="P1"/>
      <text:p text:style-name="P1">Pré-Condições : O ator deverá possuir login e senha de acesso autenticados pelo sistema</text:p>
      <text:p text:style-name="P1"/>
      <text:p text:style-name="P1">Pós-Condições : Após a execução desse caso de uso o sistema deve : cadastrar/consultar/excluir/pesquisar ou alterar uma loja.</text:p>
      <text:p text:style-name="P1"/>
      <text:p text:style-name="P1">Fluxo Básico : </text:p>
      <text:list xml:id="list40775528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vendedor</text:p>
        </text:list-item>
        <text:list-item>
          <text:p text:style-name="P8">O vendedor clica no botão “Lojas”</text:p>
        </text:list-item>
        <text:list-item>
          <text:p text:style-name="P8">O sistema exibe a tela de “Lojas”</text:p>
        </text:list-item>
        <text:list-item>
          <text:p text:style-name="P8">O vendedor seleciona a opção desejada <text:bookmark-start text:name="__DdeLink__802_575697699"/><text:span text:style-name="T2">[A1][A</text:span><text:span text:style-name="T2">2</text:span><text:span text:style-name="T2">][A</text:span><text:span text:style-name="T2">3</text:span><text:span text:style-name="T2">][A</text:span><text:span text:style-name="T2">4</text:span><text:span text:style-name="T2">][A</text:span><text:span text:style-name="T2">5</text:span><text:span text:style-name="T2">]</text:span><text:bookmark-end text:name="__DdeLink__802_575697699"/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11"/><text:span text:style-name="T1">A1</text:span> – Fluxo alternativo – Cadastrar Loja</text:p>
      <text:p text:style-name="P1"><text:tab/>A1.1<text:tab/>O vendedor clica no botão “Nova Loja”.</text:p>
      <text:p text:style-name="P1"><text:tab/>A1.2<text:tab/>O sistema apresenta formulário para preenchimento de dados.</text:p>
      <text:p text:style-name="P1"><text:tab/>A1.3 <text:tab/>O vendedor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11"/></text:p>
      <text:p text:style-name="P1"/>
      <text:p text:style-name="P1"><text:span text:style-name="T1">A2</text:span> – Fluxo alternativo – <text:s/>Pesquisar Loja</text:p>
      <text:p text:style-name="P1"><text:tab/>A1.1<text:tab/>O vendedor insere o nome ou código da loj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Loja</text:p>
      <text:p text:style-name="P1"><text:tab/>A3.1<text:tab/>O vendedor seleciona a loja cadastrada</text:p>
      <text:p text:style-name="P1"><text:tab/>A3.2<text:tab/>O vendedor clica no ícone de “Informação”</text:p>
      <text:p text:style-name="P1"><text:tab/>A3.3<text:tab/>O sistema apresenta uma tela com informações da loja</text:p>
      <text:p text:style-name="P1"/>
      <text:p text:style-name="P1"><text:span text:style-name="T1">A4</text:span> – Fluxo alternativo – Excluir Loja</text:p>
      <text:p text:style-name="P1"><text:tab/>A4.1<text:tab/>O vendedor seleciona a loja cadastrada</text:p>
      <text:p text:style-name="P1"><text:tab/>A4.2<text:tab/>O vendedor clica no ícone de “Excluir”</text:p>
      <text:p text:style-name="P1"><text:tab/>A4.3<text:tab/>O sistema apresenta uma mensagem de confirmação</text:p>
      <text:p text:style-name="P1"><text:soft-page-break/><text:tab/>A4.4<text:tab/>O vendedor confirma a exclusão</text:p>
      <text:p text:style-name="P5"/>
      <text:p text:style-name="P4"><text:span text:style-name="T1">A5</text:span> – Fluxo alternativo – Alterar Loja</text:p>
      <text:p text:style-name="P4"><text:tab/>A5.1<text:tab/>O vendedor seleciona a loja cadastrada</text:p>
      <text:p text:style-name="P1"><text:tab/>A5.2<text:tab/>O vendedor clica no ícone de “Alterar”</text:p>
      <text:p text:style-name="P1"><text:tab/>A5.3<text:tab/>O sistema apresenta uma tela para alteração da loja</text:p>
      <text:p text:style-name="P1"><text:tab/>A5.4<text:tab/>O vendedor preenche e clica no botão “Salvar”</text:p>
      <text:p text:style-name="P1"/>
      <text:p text:style-name="P1"/>
      <text:p text:style-name="P1">Exceções : </text:p>
      <text:p text:style-name="P1"/>
      <text:p text:style-name="P1">E1 – O ator não encontra a loja cadastrada</text:p>
      <text:p text:style-name="P1"><text:tab/>E1.1 – O vendedor deve executar o fluxo A1</text:p>
      <text:p text:style-name="P1"><text:tab/>E1.2 – O vendedor retorna ao fluxo A2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10: <text:s/>Calcular Valor Venda</text:p>
      <text:p text:style-name="P2"/>
      <text:p text:style-name="P1">Descrição Geral : O sistema permitirá o calcular o valor total de uma venda</text:p>
      <text:p text:style-name="P1">Atores :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40767366" text:continue-numbering="true" text:style-name="WW8Num2">
        <text:list-item>
          <text:p text:style-name="P8">Vendedor realiza login no sistema</text:p>
        </text:list-item>
        <text:list-item>
          <text:p text:style-name="P8">O sistema exibe a tela principal com as funcionalidades específicas do vendedor</text:p>
        </text:list-item>
        <text:list-item>
          <text:p text:style-name="P8">O vendedor clica no botão “Vendas”</text:p>
        </text:list-item>
        <text:list-item>
          <text:p text:style-name="P8">O sistema exibe a tela de “Vendas”</text:p>
        </text:list-item>
        <text:list-item>
          <text:p text:style-name="P9">O vendedor executa o CS09 fluxo A1.1 à A1.3</text:p>
        </text:list-item>
        <text:list-item>
          <text:p text:style-name="P8">O sistema calcula automaticamente o valor conforme os produtos <text:tab/>selecionados</text:p>
        </text:list-item>
        <text:list-item>
          <text:p text:style-name="P8">O sistema apresenta o valor total no campo “Valor Total”</text:p>
        </text:list-item>
        <text:list-item>
          <text:p text:style-name="P8">O caso de uso é finalizado</text:p>
        </text:list-item>
      </text:list>
      <text:p text:style-name="P1"/>
      <text:p text:style-name="P1">Exceções : </text:p>
      <text:p text:style-name="P1"/>
      <text:p text:style-name="P1">E1 – O valor do produto esta negativo</text:p>
      <text:p text:style-name="P1"><text:tab/>E1.1 – O vendedor executa o CSXX e fluxo AXX para alterar o produto</text:p>
      <text:p text:style-name="P1"><text:tab/>E1.2 – O vendedor volta ao registro da compra confirmando o mesmo</text:p>
      <text:p text:style-name="P1"/>
      <text:p text:style-name="P1"/>
      <text:p text:style-name="P1"/>
      <text:p text:style-name="P1"/>
      <text:p text:style-name="P1"/>
      <text:p text:style-name="P3"><text:soft-page-break/>CS11: <text:s/>Emitir Nota Fiscal</text:p>
      <text:p text:style-name="P2"/>
      <text:p text:style-name="P1">Descrição Geral : O sistema permitirá o calcular o valor total de uma venda</text:p>
      <text:p text:style-name="P1">Atores :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40781472" text:continue-numbering="true" text:style-name="WW8Num2">
        <text:list-item>
          <text:p text:style-name="P8">Vendedor realiza login no sistema</text:p>
        </text:list-item>
        <text:list-item>
          <text:p text:style-name="P8">O sistema exibe a tela principal com as funcionalidades específicas do vendedor</text:p>
        </text:list-item>
        <text:list-item>
          <text:p text:style-name="P8">O vendedor clica no botão “Vendas”</text:p>
        </text:list-item>
        <text:list-item>
          <text:p text:style-name="P8">O sistema exibe a tela de “Vendas”</text:p>
        </text:list-item>
        <text:list-item>
          <text:p text:style-name="P9">O vendedor executa o CS09 fluxo A1.1 à A1.3</text:p>
        </text:list-item>
        <text:list-item>
          <text:p text:style-name="P8">O vendedor clica no botão “Nota Fiscal”</text:p>
        </text:list-item>
        <text:list-item>
          <text:p text:style-name="P8">O sistema apresenta mensagem de confirmação “Emitir nota fiscal ?”</text:p>
        </text:list-item>
        <text:list-item>
          <text:p text:style-name="P8">O vendedor confirma </text:p>
        </text:list-item>
        <text:list-item>
          <text:p text:style-name="P8">O caso de uso é finalizado</text:p>
        </text:list-item>
      </text:list>
      <text:p text:style-name="P1"/>
      <text:p text:style-name="P1">Exceções : </text:p>
      <text:p text:style-name="P1"/>
      <text:p text:style-name="P1">E1 – O valor do produto esta negativo</text:p>
      <text:p text:style-name="P1"><text:tab/>E1.1 – O vendedor executa o CSXX e fluxo AXX para alterar o produto</text:p>
      <text:p text:style-name="P1"><text:tab/>E1.2 – O vendedor volta ao registro da compra confirmando o mesmo</text:p>
      <text:p text:style-name="P1"/>
      <text:p text:style-name="P1"/>
      <text:p text:style-name="P3">CS12: <text:s/>Manter Produto</text:p>
      <text:p text:style-name="P2"/>
      <text:p text:style-name="P1">Descrição Geral : O sistema permitirá cadastrar/consultar/excluir/pesquisar e alterarar um produto.</text:p>
      <text:p text:style-name="P1">Atores : Estoquista</text:p>
      <text:p text:style-name="P1"/>
      <text:p text:style-name="P1">Pré-Condições : O ator deverá possuir login e senha de acesso autenticados pelo sistema</text:p>
      <text:p text:style-name="P1"/>
      <text:p text:style-name="P1">Pós-Condições : Após a execução desse caso de uso o sistema deve : cadastrar/consultar/excluir/pesquisar ou alterar um produto.</text:p>
      <text:p text:style-name="P1"/>
      <text:p text:style-name="P1">Fluxo Básico : </text:p>
      <text:list xml:id="list4075858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estoquista</text:p>
        </text:list-item>
        <text:list-item>
          <text:p text:style-name="P8">O vendedor clica no botão “Produtos”</text:p>
        </text:list-item>
        <text:list-item>
          <text:p text:style-name="P8">O sistema exibe a tela de “Produtos”</text:p>
        </text:list-item>
        <text:list-item>
          <text:p text:style-name="P8">O vendedor seleciona a opção desejada <text:bookmark-start text:name="__DdeLink__802_5756976991"/><text:span text:style-name="T2">[A1][A2][A3][A4][A5]</text:span><text:bookmark-end text:name="__DdeLink__802_5756976991"/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111"/><text:span text:style-name="T1">A1</text:span> – Fluxo alternativo – Cadastrar Produto</text:p>
      <text:p text:style-name="P1"><text:soft-page-break/><text:tab/>A1.1<text:tab/>O estoquista clica no botão “Novo Produto”.</text:p>
      <text:p text:style-name="P1"><text:tab/>A1.2<text:tab/>O sistema apresenta formulário para preenchimento de dados.</text:p>
      <text:p text:style-name="P1"><text:tab/>A1.3 <text:tab/>O estoquista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111"/></text:p>
      <text:p text:style-name="P1"/>
      <text:p text:style-name="P1"><text:span text:style-name="T1">A2</text:span> – Fluxo alternativo – <text:s/>Pesquisar Produto</text:p>
      <text:p text:style-name="P1"><text:tab/>A1.1<text:tab/>O estoquista insere o nome ou código do produto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Produto</text:p>
      <text:p text:style-name="P1"><text:tab/>A3.1<text:tab/>O estoquista seleciona o produto cadastrada</text:p>
      <text:p text:style-name="P1"><text:tab/>A3.2<text:tab/>O estoquista clica no ícone de “Informação”</text:p>
      <text:p text:style-name="P1"><text:tab/>A3.3<text:tab/>O sistema apresenta uma tela com informações da loja</text:p>
      <text:p text:style-name="P1"/>
      <text:p text:style-name="P1"><text:span text:style-name="T1">A4</text:span> – Fluxo alternativo – Excluir Produto</text:p>
      <text:p text:style-name="P1"><text:tab/>A4.1<text:tab/>O estoquista seleciona o produto cadastrado</text:p>
      <text:p text:style-name="P1"><text:tab/>A4.2<text:tab/>O estoquista clica no ícone de “Excluir”</text:p>
      <text:p text:style-name="P1"><text:tab/>A4.3<text:tab/>O sistema apresenta uma mensagem de confirmação</text:p>
      <text:p text:style-name="P1"><text:tab/>A4.4<text:tab/>O estoquista confirma a exclusão</text:p>
      <text:p text:style-name="P5"/>
      <text:p text:style-name="P4"><text:span text:style-name="T1">A5</text:span> – Fluxo alternativo – Alterar Produto</text:p>
      <text:p text:style-name="P4"><text:tab/>A5.1<text:tab/>O estoquista seleciona o produto cadastrado</text:p>
      <text:p text:style-name="P1"><text:tab/>A5.2<text:tab/>O estoquista clica no ícone de “Alterar”</text:p>
      <text:p text:style-name="P1"><text:tab/>A5.3<text:tab/>O sistema apresenta uma tela para alteração do produto</text:p>
      <text:p text:style-name="P1"><text:tab/>A5.4<text:tab/>O estoquista preenche e clica no botão “Salvar”</text:p>
      <text:p text:style-name="P1"/>
      <text:p text:style-name="P1"/>
      <text:p text:style-name="P1">Exceções : </text:p>
      <text:p text:style-name="P1"/>
      <text:p text:style-name="P1">E1 – O ator não encontra o <text:s/>produto cadastrado</text:p>
      <text:p text:style-name="P1"><text:tab/>E1.1 – O estoquista deve executar o fluxo A1</text:p>
      <text:p text:style-name="P1"><text:tab/>E1.2 – O estoquista retorna ao fluxo A2</text:p>
      <text:p text:style-name="P1"/>
      <text:p text:style-name="P1">E2 – O ator preencheu o campo “quantidade” com uma letra</text:p>
      <text:p text:style-name="P1"><text:tab/>E2.1 – O sistema apresenta mensagem de erro “Número inválido”</text:p>
      <text:p text:style-name="P1"><text:tab/>E2.2 – O sistema aponta para o campo “Quantidade” aguardando o <text:tab/>preenchimento</text:p>
      <text:p text:style-name="P1"/>
      <text:p text:style-name="P1"/>
      <text:p text:style-name="P3">CS13: <text:s/>Manter Etiqueta</text:p>
      <text:p text:style-name="P2"/>
      <text:p text:style-name="P1">Descrição Geral : O sistema permitirá cadastrar/consultar/excluir/pesquisar e alterar um etiqueta.</text:p>
      <text:p text:style-name="P1">Atores : Estoquista</text:p>
      <text:p text:style-name="P1"/>
      <text:p text:style-name="P1">Pré-Condições : O ator deverá possuir login e senha de acesso autenticados pelo sistema</text:p>
      <text:p text:style-name="P1"><text:soft-page-break/></text:p>
      <text:p text:style-name="P1">Pós-Condições : Após a execução desse caso de uso o sistema deve : cadastrar/consultar/excluir/pesquisar ou alterar uma etiqueta.</text:p>
      <text:p text:style-name="P1"/>
      <text:p text:style-name="P1">Fluxo Básico : </text:p>
      <text:list xml:id="list40754998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estoquista</text:p>
        </text:list-item>
        <text:list-item>
          <text:p text:style-name="P8">O estoquista clica no botão “Produtos”</text:p>
        </text:list-item>
        <text:list-item>
          <text:p text:style-name="P8">O sistema exibe a tela de “Produtos”</text:p>
        </text:list-item>
        <text:list-item>
          <text:p text:style-name="P8">O <text:s/>estoquista clica no botão “Etiquetas”</text:p>
        </text:list-item>
        <text:list-item>
          <text:p text:style-name="P8">O sistema apresenta uma tela com as etiquetas cadastradas</text:p>
        </text:list-item>
        <text:list-item>
          <text:p text:style-name="P8">O <text:s/>estoquista clica no botão “Nova Etiqueta”</text:p>
        </text:list-item>
        <text:list-item>
          <text:p text:style-name="P8">O sistema apresenta um formulário para preenchimento</text:p>
        </text:list-item>
        <text:list-item>
          <text:p text:style-name="P8">O estoquista preenche e clica no botão salvar</text:p>
        </text:list-item>
        <text:list-item>
          <text:p text:style-name="P8">O sistema analisa as informações inseridas no formulário.</text:p>
          <text:p text:style-name="P8">- Se as informações são consistentes, o sistema efetua o cadastro </text:p>
          <text:p text:style-name="P8">- Se as informações não são consistentes, o sistema informa o motivo da inconsistência, o sistema apresenta uma tela de erro, apontando o erro.</text:p>
        </text:list-item>
      </text:list>
      <text:p text:style-name="P1"/>
      <text:p text:style-name="P1">Exceções : </text:p>
      <text:p text:style-name="P1"/>
      <text:p text:style-name="P1">E1 – O ator não encontra a etiqueta cadastrada</text:p>
      <text:p text:style-name="P1"><text:tab/>E1.1 – O vendedor deve executar o fluxo A1</text:p>
      <text:p text:style-name="P1"><text:tab/>E1.2 – O vendedor retorna ao fluxo A2</text:p>
      <text:p text:style-name="P1"/>
      <text:p text:style-name="P1">E2 – O ator preencheu o campo “quantidade” com uma letra</text:p>
      <text:p text:style-name="P1"><text:tab/>E2.1 – O sistema apresenta mensagem de erro “Número inválido”</text:p>
      <text:p text:style-name="P1"><text:tab/>E2.2 – O sistema aponta para o campo “Quantidade” aguardando o <text:tab/>preenchi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4" style:family="text">
      <style:text-properties style:font-name="Courier New" style:font-name-complex="Courier New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3T20:59:35.99</dc:date>
    <meta:editing-cycles>138</meta:editing-cycles>
    <meta:editing-duration>PT5H8M14S</meta:editing-duration>
    <meta:generator>LibreOffice/3.4$Win32 LibreOffice_project/340m1$Build-502</meta:generator>
    <meta:document-statistic meta:table-count="0" meta:image-count="0" meta:object-count="0" meta:page-count="14" meta:paragraph-count="452" meta:word-count="4044" meta:character-count="24127" meta:non-whitespace-character-count="20283"/>
    <meta:user-defined meta:name="Informações 1"/>
    <meta:user-defined meta:name="Informações 2"/>
    <meta:user-defined meta:name="Informações 3"/>
    <meta:user-defined meta:name="Informações 4"/>
  </office:meta>
</office:document-meta>
</file>